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iapositiva_20_de_20_título" presentation:presentation-page-layout-name="AL1T0">
        <draw:frame draw:name="7 Gráfico" draw:style-name="gr1" draw:text-style-name="P1" draw:layer="layout" svg:width="33.866cm" svg:height="19.049cm" svg:x="0cm" svg:y="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19">9/19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6</meta:editing-cycles>
    <meta:creation-date>2017-04-27T23:58:32</meta:creation-date>
    <dc:date>2019-09-19T18:19:59.526310187</dc:date>
    <meta:editing-duration>PT7M18S</meta:editing-duration>
    <meta:generator>LibreOffice/6.0.7.3$Linux_X86_64 LibreOffice_project/00m0$Build-3</meta:generator>
    <meta:document-statistic meta:object-count="2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s" number:country="CL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'Playfair Display'" style:font-style-name="Regular" fo:font-size="24pt" style:font-size-asian="36pt" style:font-weight-asian="bold" style:font-family-complex="LMRomanM" style:font-size-complex="36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0003">
      <style:chart-properties chart:display-label="true" chart:tick-marks-major-inner="true" chart:tick-marks-major-outer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Playfair Display'" style:font-style-name="Regular" fo:font-size="20pt" style:font-size-asian="28pt" style:font-family-complex="LMRomanM" style:font-size-complex="28pt"/>
    </style:style>
    <style:style style:name="ch5" style:family="chart">
      <style:chart-properties chart:auto-position="true" style:rotation-angle="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6" style:family="chart">
      <style:chart-properties style:rotation-angle="9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262626" draw:fill-color="#26262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18cm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family="'Cambria Math'" style:font-style-name="Regular" fo:font-size="28pt" fo:font-weight="normal" style:font-size-asian="28pt" style:font-size-complex="28pt" fo:hyphenate="false"/>
    </style:style>
    <style:style style:name="P2" style:family="paragraph">
      <loext:graphic-properties draw:fill="none"/>
      <style:paragraph-properties fo:text-align="start"/>
      <style:text-properties fo:font-family="'Cambria Math'" style:font-style-name="Regular" fo:font-size="28pt" fo:font-weight="normal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Cambria Math'" style:font-style-name="Regular" fo:font-size="28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super 58%" fo:font-family="'Cambria Math'" style:font-style-name="Regular" fo:font-size="28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</office:automatic-styles>
  <office:body>
    <office:chart>
      <chart:chart svg:width="33.867cm" svg:height="19.05cm" xlink:href="." xlink:type="simple" chart:class="chart:scatter" chart:style-name="ch1">
        <chart:title svg:x="12.74cm" svg:y="0cm" chart:style-name="ch2">
          <text:p>10% - Iteration 600</text:p>
        </chart:title>
        <chart:plot-area chart:style-name="ch3" chart:data-source-has-labels="both" svg:x="3.525cm" svg:y="2.589cm" svg:width="30.029cm" svg:height="13.748cm">
          <chartooo:coordinate-region svg:x="6.263cm" svg:y="3cm" svg:width="26.047cm" svg:height="12.267cm"/>
          <chart:axis chart:dimension="x" chart:name="primary-x" chart:style-name="ch4" chartooo:axis-type="auto">
            <chart:title svg:x="13.464cm" svg:y="16.718cm" chart:style-name="ch5">
              <text:p>Observed Counts [veh/day]</text:p>
            </chart:title>
            <chart:categories table:cell-range-address="local-table.$A$2:.$A$37"/>
          </chart:axis>
          <chart:axis chart:dimension="y" chart:name="primary-y" chart:style-name="ch4">
            <chart:title svg:x="0.631cm" svg:y="13.257cm" chart:style-name="ch6">
              <text:p>Simulated Counts [veh/day]</text:p>
            </chart:title>
          </chart:axis>
          <chart:series chart:style-name="ch7" chart:values-cell-range-address="local-table.$B$2:.$B$37" chart:label-cell-address="local-table.$B$1" chart:class="chart:scatter">
            <chart:domain table:cell-range-address="local-table.$C$2:.$C$37"/>
            <chart:regression-curve chart:style-name="ch8"/>
            <chart:data-point chart:repeated="36"/>
          </chart:series>
          <chart:wall chart:style-name="ch9"/>
          <chart:floor chart:style-name="ch10"/>
        </chart:plot-area>
        <draw:custom-shape draw:name="CuadroTexto 4" draw:style-name="gr1" draw:text-style-name="P2" svg:width="11.136cm" svg:height="2.289cm" svg:x="21.604cm" svg:y="3.276cm">
          <text:p text:style-name="P1"><text:span text:style-name="T1">𝒚 </text:span><text:span text:style-name="T1">= 𝟎,𝟓𝟎𝟒𝟑⋅𝒙 + 𝟒.𝟒𝟗𝟎,𝟕</text:span></text:p>
          <text:p text:style-name="P1"><text:span text:style-name="T1">𝑹</text:span><text:span text:style-name="T2">2 </text:span><text:span text:style-name="T1">= 𝟎,𝟐𝟖𝟎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060">
                <text:p>22060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20">
                <text:p>11920</text:p>
              </table:table-cell>
              <table:table-cell office:value-type="float" office:value="10374">
                <text:p>10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70">
                <text:p>10170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40">
                <text:p>15640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30">
                <text:p>13030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10">
                <text:p>14210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0">
                <text:p>8700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20">
                <text:p>1212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0">
                <text:p>235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0">
                <text:p>923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00">
                <text:p>20700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30">
                <text:p>2223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0">
                <text:p>9400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0">
                <text:p>9480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0">
                <text:p>8000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0">
                <text:p>6410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0">
                <text:p>5910</text:p>
              </table:table-cell>
              <table:table-cell office:value-type="float" office:value="12183">
                <text:p>12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0">
                <text:p>23950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0">
                <text:p>512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60">
                <text:p>12060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50">
                <text:p>12550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20">
                <text:p>21820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30">
                <text:p>12730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0">
                <text:p>1015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0">
                <text:p>6610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0">
                <text:p>940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70">
                <text:p>15970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0">
                <text:p>9270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0">
                <text:p>354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">
                <text:p>82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0">
                <text:p>11660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0">
                <text:p>2410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30">
                <text:p>8530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0">
                <text:p>10940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70">
                <text:p>19570</text:p>
              </table:table-cell>
              <table:table-cell office:value-type="float" office:value="34209">
                <text:p>34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